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.212cm" loext:contextual-spacing="false" style:page-number="auto"/>
    </style:style>
    <style:style style:name="P2" style:family="paragraph" style:parent-style-name="Footer">
      <style:text-properties officeooo:rsid="001faa38" officeooo:paragraph-rsid="001faa38"/>
    </style:style>
    <style:style style:name="P3" style:family="paragraph" style:parent-style-name="List_20_Paragraph" style:list-style-name="WWNum10">
      <style:paragraph-properties fo:margin-left="0.501cm" fo:margin-right="0cm" fo:margin-top="0.212cm" fo:margin-bottom="0.212cm" loext:contextual-spacing="false" fo:text-indent="-0.501cm" style:auto-text-indent="false"/>
    </style:style>
    <style:style style:name="P4" style:family="paragraph" style:parent-style-name="List_20_Paragraph" style:list-style-name="WWNum1">
      <style:paragraph-properties fo:margin-left="0.501cm" fo:margin-right="0cm" fo:text-indent="-0.501cm" style:auto-text-indent="false"/>
    </style:style>
    <style:style style:name="P5" style:family="paragraph" style:parent-style-name="List_20_Paragraph" style:list-style-name="WWNum1">
      <style:paragraph-properties fo:margin-left="0.501cm" fo:margin-right="0cm" fo:text-indent="-0.501cm" style:auto-text-indent="false"/>
      <style:text-properties officeooo:paragraph-rsid="001a052f"/>
    </style:style>
    <style:style style:name="P6" style:family="paragraph" style:parent-style-name="List_20_Paragraph" style:list-style-name="WWNum2">
      <style:paragraph-properties fo:margin-left="0.501cm" fo:margin-right="0cm" fo:text-indent="-0.501cm" style:auto-text-indent="false"/>
    </style:style>
    <style:style style:name="P7" style:family="paragraph" style:parent-style-name="List_20_Paragraph" style:list-style-name="WWNum2">
      <style:paragraph-properties fo:margin-left="0.501cm" fo:margin-right="0cm" fo:text-indent="-0.501cm" style:auto-text-indent="false"/>
      <style:text-properties officeooo:paragraph-rsid="001aa9f2"/>
    </style:style>
    <style:style style:name="P8" style:family="paragraph" style:parent-style-name="List_20_Paragraph" style:list-style-name="WWNum3">
      <style:paragraph-properties fo:margin-left="0.501cm" fo:margin-right="0cm" fo:text-indent="-0.501cm" style:auto-text-indent="false"/>
    </style:style>
    <style:style style:name="P9" style:family="paragraph" style:parent-style-name="List_20_Paragraph" style:list-style-name="WWNum3">
      <style:paragraph-properties fo:margin-left="0.501cm" fo:margin-right="0cm" fo:text-indent="-0.501cm" style:auto-text-indent="false"/>
      <style:text-properties officeooo:paragraph-rsid="001ec082"/>
    </style:style>
    <style:style style:name="P10" style:family="paragraph" style:parent-style-name="List_20_Paragraph" style:list-style-name="WWNum4">
      <style:paragraph-properties fo:margin-left="0.501cm" fo:margin-right="0cm" fo:text-indent="-0.501cm" style:auto-text-indent="false"/>
    </style:style>
    <style:style style:name="P11" style:family="paragraph" style:parent-style-name="List_20_Paragraph" style:list-style-name="WWNum10">
      <style:paragraph-properties fo:margin-left="0.501cm" fo:margin-right="0cm" fo:text-indent="-0.501cm" style:auto-text-indent="false"/>
      <style:text-properties officeooo:paragraph-rsid="001b6c6d"/>
    </style:style>
    <style:style style:name="P12" style:family="paragraph" style:parent-style-name="List_20_Paragraph" style:list-style-name="WWNum10">
      <style:paragraph-properties fo:margin-left="0.501cm" fo:margin-right="0cm" fo:margin-top="0.635cm" fo:margin-bottom="0.212cm" loext:contextual-spacing="false" fo:text-indent="-0.501cm" style:auto-text-indent="false"/>
    </style:style>
    <style:style style:name="P13" style:family="paragraph" style:parent-style-name="List_20_Paragraph" style:list-style-name="WWNum10">
      <style:paragraph-properties fo:margin-left="0.501cm" fo:margin-right="0cm" fo:margin-top="0.635cm" fo:margin-bottom="0.212cm" loext:contextual-spacing="false" fo:text-indent="-0.501cm" style:auto-text-indent="false"/>
      <style:text-properties officeooo:paragraph-rsid="001b6c6d"/>
    </style:style>
    <style:style style:name="P14" style:family="paragraph" style:parent-style-name="List_20_Paragraph" style:list-style-name="">
      <style:paragraph-properties fo:margin-left="0.501cm" fo:margin-right="0cm" fo:margin-top="0.635cm" fo:margin-bottom="0.212cm" loext:contextual-spacing="false" fo:line-height="108%" fo:text-align="start" style:justify-single-word="false" fo:orphans="2" fo:widows="2" fo:text-indent="-0.501cm" style:auto-text-indent="false"/>
    </style:style>
    <style:style style:name="P15" style:family="paragraph" style:parent-style-name="List_20_Paragraph" style:list-style-name="WWNum10">
      <style:paragraph-properties fo:margin-left="0.501cm" fo:margin-right="0cm" fo:margin-top="0.635cm" fo:margin-bottom="0.212cm" loext:contextual-spacing="false" fo:text-indent="-0.501cm" style:auto-text-indent="false" fo:break-before="page"/>
    </style:style>
    <style:style style:name="P16" style:family="paragraph" style:parent-style-name="Header">
      <style:text-properties officeooo:rsid="002147f5" officeooo:paragraph-rsid="002147f5"/>
    </style:style>
    <style:style style:name="T1" style:family="text">
      <style:text-properties officeooo:rsid="001a052f"/>
    </style:style>
    <style:style style:name="T2" style:family="text">
      <style:text-properties officeooo:rsid="001aa9f2"/>
    </style:style>
    <style:style style:name="T3" style:family="text">
      <style:text-properties officeooo:rsid="001d56f6"/>
    </style:style>
    <style:style style:name="T4" style:family="text">
      <style:text-properties officeooo:rsid="001ec0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NVERSIONES</text:h>
      <text:list xml:id="list1973029677" text:style-name="WWNum10">
        <text:list-item>
          <text:p text:style-name="P3">Convierte los siguientes números de decimal a binario:</text:p>
        </text:list-item>
      </text:list>
      <text:list xml:id="list504191691" text:style-name="WWNum1">
        <text:list-item>
          <text:p text:style-name="P4">33<text:tab/><text:tab/><text:tab/><text:tab/>→<text:tab/><text:span text:style-name="T1">0000 0010 0001</text:span></text:p>
        </text:list-item>
        <text:list-item>
          <text:p text:style-name="P5">48<text:tab/><text:tab/><text:tab/><text:tab/>→<text:span text:style-name="T1"><text:tab/>0000 <text:s/>0011 0000</text:span></text:p>
        </text:list-item>
        <text:list-item>
          <text:p text:style-name="P5">102<text:tab/><text:tab/><text:tab/><text:tab/>→<text:span text:style-name="T1"><text:tab/>0000 0110 0110</text:span></text:p>
        </text:list-item>
        <text:list-item>
          <text:p text:style-name="P4">256<text:tab/><text:tab/><text:tab/><text:tab/>→<text:span text:style-name="T1"><text:tab/>0001 0000 0000</text:span></text:p>
        </text:list-item>
        <text:list-item>
          <text:p text:style-name="P4">1024<text:tab/><text:tab/><text:tab/>→<text:tab/><text:span text:style-name="T1">0100 0000 0000</text:span></text:p>
        </text:list-item>
        <text:list-item>
          <text:p text:style-name="P4">4980<text:tab/><text:tab/><text:tab/>→<text:span text:style-name="T1"><text:tab/>1 0011 0111 0100</text:span></text:p>
        </text:list-item>
      </text:list>
      <text:list xml:id="list121236685947558" text:continue-list="list1973029677" text:style-name="WWNum10">
        <text:list-item>
          <text:p text:style-name="P12">Convierte los siguientes números binarios a decimal:</text:p>
        </text:list-item>
      </text:list>
      <text:list xml:id="list2760710154" text:style-name="WWNum2">
        <text:list-item>
          <text:p text:style-name="P7">1011<text:tab/><text:tab/>→<text:span text:style-name="T2"><text:tab/>11</text:span></text:p>
        </text:list-item>
        <text:list-item>
          <text:p text:style-name="P6">1 0101<text:tab/><text:tab/>→<text:span text:style-name="T2"><text:tab/>21</text:span></text:p>
        </text:list-item>
        <text:list-item>
          <text:p text:style-name="P6">10 1011<text:tab/><text:tab/>→<text:tab/><text:span text:style-name="T2">43</text:span></text:p>
        </text:list-item>
        <text:list-item>
          <text:p text:style-name="P6">1110 0111<text:tab/><text:tab/>→<text:span text:style-name="T2"><text:tab/>231</text:span></text:p>
        </text:list-item>
        <text:list-item>
          <text:p text:style-name="P6">100 0001<text:tab/><text:tab/>→<text:tab/><text:span text:style-name="T2">64</text:span></text:p>
        </text:list-item>
        <text:list-item>
          <text:p text:style-name="P7">10 1010 1111<text:tab/>→<text:span text:style-name="T2"><text:tab/>687</text:span></text:p>
        </text:list-item>
        <text:list-item>
          <text:p text:style-name="P6">11 1001 0011<text:tab/>→<text:span text:style-name="T2"><text:tab/>1623</text:span></text:p>
        </text:list-item>
      </text:list>
      <text:list xml:id="list121235298805949" text:continue-list="list121236685947558" text:style-name="WWNum10">
        <text:list-item>
          <text:p text:style-name="P13">Convierte los números anteriores a octal y hexadecimal</text:p>
          <text:list>
            <text:list-item>
              <text:p text:style-name="P11">1011<text:tab/><text:tab/>→<text:span text:style-name="T2"><text:tab/>13<text:tab/>→<text:tab/>B</text:span></text:p>
            </text:list-item>
            <text:list-item>
              <text:p text:style-name="P11">1 0101<text:tab/><text:tab/>→<text:span text:style-name="T2"><text:tab/>25<text:tab/>→<text:tab/>15</text:span></text:p>
            </text:list-item>
            <text:list-item>
              <text:p text:style-name="P11">10 1011<text:tab/><text:tab/>→<text:tab/><text:span text:style-name="T3">53<text:tab/>→<text:tab/>2B</text:span></text:p>
            </text:list-item>
            <text:list-item>
              <text:p text:style-name="P11">1110 0111<text:tab/><text:tab/>→<text:span text:style-name="T2"><text:tab/>347<text:tab/>→<text:tab/>E7</text:span></text:p>
            </text:list-item>
            <text:list-item>
              <text:p text:style-name="P11">100 0001<text:tab/><text:tab/>→<text:tab/><text:span text:style-name="T3">101<text:tab/>→<text:tab/>41</text:span></text:p>
            </text:list-item>
            <text:list-item>
              <text:p text:style-name="P11">10 1010 1111<text:tab/>→<text:span text:style-name="T2"><text:tab/>1257<text:tab/>→<text:tab/>2AF</text:span></text:p>
            </text:list-item>
            <text:list-item>
              <text:p text:style-name="P11">11 1001 0011<text:tab/>→<text:span text:style-name="T2"><text:tab/>1623<text:tab/>→<text:tab/>393</text:span></text:p>
            </text:list-item>
          </text:list>
        </text:list-item>
        <text:list-item>
          <text:p text:style-name="P12">Convierte los siguientes números de octal a binario y decimal (Indica previamente la tabla de conversión):</text:p>
        </text:list-item>
      </text:list>
      <text:list xml:id="list2109033884" text:style-name="WWNum3">
        <text:list-item>
          <text:p text:style-name="P8">71<text:tab/><text:tab/><text:tab/>→<text:span text:style-name="T4"><text:tab/>111 001<text:tab/><text:tab/>→<text:tab/>56<text:tab/></text:span><text:tab/></text:p>
        </text:list-item>
        <text:list-item>
          <text:p text:style-name="P8">356<text:tab/><text:tab/><text:tab/>→<text:span text:style-name="T4"><text:tab/>011 101 110<text:tab/><text:tab/>→<text:tab/>238</text:span></text:p>
        </text:list-item>
        <text:list-item>
          <text:p text:style-name="P8">221<text:tab/><text:tab/><text:tab/>→<text:span text:style-name="T4"><text:tab/>010 010 001<text:tab/><text:tab/>→<text:tab/>145</text:span></text:p>
        </text:list-item>
        <text:list-item>
          <text:p text:style-name="P9">7134<text:tab/><text:tab/>→<text:span text:style-name="T4"><text:tab/>111 001 011 010<text:tab/>→<text:tab/>3676</text:span></text:p>
        </text:list-item>
        <text:list-item>
          <text:p text:style-name="P9">10334<text:tab/><text:tab/>→<text:span text:style-name="T4"><text:tab/>001 000 011 011 010<text:tab/>→<text:tab/>4316</text:span></text:p>
        </text:list-item>
        <text:list-item>
          <text:p text:style-name="P9">17071<text:tab/><text:tab/>→<text:span text:style-name="T4"><text:tab/>001 111 000 111 001<text:tab/>→<text:tab/>7737</text:span></text:p>
        </text:list-item>
      </text:list>
      <text:p text:style-name="P14"/>
      <text:list xml:id="list121237359307979" text:continue-list="list121235298805949" text:style-name="WWNum10">
        <text:list-item>
          <text:p text:style-name="P15">Convierte los siguientes números de hexadecimal a binario y decimal (Indica previamente la tabla de conversión):</text:p>
        </text:list-item>
      </text:list>
      <text:list xml:id="list4028059850" text:style-name="WWNum4">
        <text:list-item>
          <text:p text:style-name="P10">A1</text:p>
        </text:list-item>
        <text:list-item>
          <text:p text:style-name="P10">EC5</text:p>
        </text:list-item>
        <text:list-item>
          <text:p text:style-name="P10">FF1D</text:p>
        </text:list-item>
        <text:list-item>
          <text:p text:style-name="P10">AB23</text:p>
        </text:list-item>
        <text:list-item>
          <text:p text:style-name="P10">F03AD</text:p>
        </text:list-item>
        <text:list-item>
          <text:p text:style-name="P10">9C0ACF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2147f5" officeooo:paragraph-rsid="002147f5"/>
    </style:style>
    <style:style style:name="MP2" style:family="paragraph" style:parent-style-name="Footer">
      <style:text-properties officeooo:rsid="001faa38" officeooo:paragraph-rsid="001faa38"/>
    </style:style>
    <style:page-layout style:name="Mpm1">
      <style:page-layout-properties fo:page-width="21.001cm" fo:page-height="29.7cm" style:num-format="1" style:print-orientation="portrait" fo:margin-top="2.953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onversiones entre sistemas numéricos.</text:p>
      </style:header>
      <style:footer>
        <text:p text:style-name="MP2">Alejandro Pérez 1º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esor</meta:initial-creator>
    <meta:editing-cycles>12</meta:editing-cycles>
    <meta:creation-date>2019-03-13T15:35:00</meta:creation-date>
    <dc:date>2022-03-07T12:12:35.068000000</dc:date>
    <meta:editing-duration>PT37M13S</meta:editing-duration>
    <meta:generator>LibreOffice/6.2.4.2$Windows_X86_64 LibreOffice_project/2412653d852ce75f65fbfa83fb7e7b669a126d64</meta:generator>
    <meta:document-statistic meta:table-count="0" meta:image-count="0" meta:object-count="0" meta:page-count="2" meta:paragraph-count="40" meta:word-count="255" meta:character-count="1102" meta:non-whitespace-character-count="88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